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661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inando terminal linux</text:p>
      <text:p text:style-name="P2">Trabalhando com Pacotes</text:p>
      <text:p text:style-name="P2"/>
      <text:p text:style-name="P3">Abrindo o arquivo de repositório</text:p>
      <text:p text:style-name="P4">nano /etc/apt/sources.list</text:p>
      <text:p text:style-name="P3"/>
      <text:p text:style-name="P3">Atualizando os arquivos de repositório</text:p>
      <text:p text:style-name="P4">apt update</text:p>
      <text:p text:style-name="P4">apt upgrade (instalar atualizações)</text:p>
      <text:p text:style-name="P3"/>
      <text:p text:style-name="P3">Procurando por um programa</text:p>
      <text:p text:style-name="P4">apt search nome-do-programa</text:p>
      <text:p text:style-name="P3"/>
      <text:p text:style-name="P3">Instalando um programa</text:p>
      <text:p text:style-name="P4">apt install nome-do-programa</text:p>
      <text:p text:style-name="P3"/>
      <text:p text:style-name="P3">Desinstalando um programa</text:p>
      <text:p text:style-name="P4">apt remove nome-do-programa</text:p>
      <text:p text:style-name="P3"/>
      <text:p text:style-name="P3">Instalando programa .deb</text:p>
      <text:p text:style-name="P4">dpkg -i nome-do-programa.d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25T08:02:24</meta:creation-date>
    <meta:document-statistic meta:table-count="0" meta:image-count="0" meta:object-count="0" meta:page-count="1" meta:paragraph-count="15" meta:word-count="49" meta:character-count="395"/>
    <dc:date>2020-12-25T08:18:13</dc:date>
    <dc:creator>Jarbas Bento</dc:creator>
    <meta:editing-duration>PT29S</meta:editing-duration>
    <meta:editing-cycles>1</meta:editing-cycles>
    <meta:generator>OpenOffice/4.1.8$Unix OpenOffice.org_project/418m3$Build-9803</meta:generator>
  </office:meta>
</office:document-meta>
</file>